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081" officeooo:paragraph-rsid="00008081"/>
    </style:style>
    <style:style style:name="P2" style:family="paragraph" style:parent-style-name="Standard">
      <style:text-properties officeooo:rsid="00017273" officeooo:paragraph-rsid="00017273"/>
    </style:style>
    <style:style style:name="P3" style:family="paragraph" style:parent-style-name="Standard">
      <style:text-properties officeooo:rsid="00017273" officeooo:paragraph-rsid="0003a80c"/>
    </style:style>
    <style:style style:name="P4" style:family="paragraph" style:parent-style-name="Standard">
      <style:text-properties fo:font-weight="bold" officeooo:rsid="00017273" officeooo:paragraph-rsid="00017273" style:font-weight-asian="bold" style:font-weight-complex="bold"/>
    </style:style>
    <style:style style:name="P5" style:family="paragraph" style:parent-style-name="Standard">
      <style:text-properties fo:font-weight="normal" officeooo:rsid="00017273" officeooo:paragraph-rsid="00017273" style:font-weight-asian="normal" style:font-weight-complex="normal"/>
    </style:style>
    <style:style style:name="P6" style:family="paragraph" style:parent-style-name="Standard">
      <style:text-properties officeooo:paragraph-rsid="00017273"/>
    </style:style>
    <style:style style:name="T1" style:family="text">
      <style:text-properties officeooo:rsid="00017273"/>
    </style:style>
    <style:style style:name="T2" style:family="text">
      <style:text-properties fo:font-weight="normal" style:font-weight-asian="normal" style:font-weight-complex="normal"/>
    </style:style>
    <style:style style:name="T3" style:family="text">
      <style:text-properties fo:font-weight="normal" officeooo:rsid="00017273" style:font-weight-asian="normal" style:font-weight-complex="normal"/>
    </style:style>
    <style:style style:name="T4" style:family="text">
      <style:text-properties fo:font-weight="normal" officeooo:rsid="00035050" style:font-weight-asian="normal" style:font-weight-complex="normal"/>
    </style:style>
    <style:style style:name="T5" style:family="text">
      <style:text-properties fo:font-weight="normal" officeooo:rsid="0003a80c" style:font-weight-asian="normal" style:font-weight-complex="normal"/>
    </style:style>
    <style:style style:name="T6" style:family="text">
      <style:text-properties fo:font-weight="normal" officeooo:rsid="0004cc2a" style:font-weight-asian="normal" style:font-weight-complex="normal"/>
    </style:style>
    <style:style style:name="T7" style:family="text">
      <style:text-properties officeooo:rsid="0004cc2a"/>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017273" style:font-weight-asian="normal" style:font-weight-complex="normal"/>
    </style:style>
    <style:style style:name="T10" style:family="text">
      <style:text-properties officeooo:rsid="00064e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ggelis Spithas</text:p>
      <text:p text:style-name="P1">sdi1500147</text:p>
      <text:p text:style-name="P1"/>
      <text:p text:style-name="P1">Compile with make. Run as ./minisearch -i input_file -k K. The arguments can be in any order but the input_file should always be after -i and K should always be after -k.</text:p>
      <text:p text:style-name="P1"/>
      <text:p text:style-name="P1"/>
      <text:p text:style-name="P1">At first I check if the arguments are given properly and if not I terminate the program. If the arguments are right I proceed in counting the lines. For this I use getline and each time I increase a counter until the end of file is reached. Afterwards, I read the file again line by line and this time I split the doc in words and add them in the trie, as well as adding the whole line in the doc map. I also check if the ids are in order at this point. After that, all the structs are made and I read the input from the user to execute the given commands. Each command is implemented with a different method. </text:p>
      <text:p text:style-name="P1"/>
      <text:p text:style-name="P4">-Implementation of the commands</text:p>
      <text:p text:style-name="P1">For the search command I <text:span text:style-name="T10">get each word of the query and its respective posting list and for each document that the word appears I calcualte its part of the score and add it in the total score. After I do this for all the words I insert all the scores of the docs that are relevant to a heap and I get the top k elements of the heap to print the results.</text:span></text:p>
      <text:p text:style-name="P1"/>
      <text:p text:style-name="P1">For the df command <text:span text:style-name="T1">with no arguments</text:span> I traverse the tr<text:span text:style-name="T1">i</text:span>e. <text:span text:style-name="T1">For each node I pass from, I store the character in a list</text:span>. <text:span text:style-name="T7">Each time I find a leaf node I print what is in the list so far and the frequency from the posting list. The traverse is done recursively in a dfs like order since first I go to the first child of each node until no more children are left and then I look the next child of the last one checked and so on. When I return in a previous call I remove the last character from the list. If an argument was given I search for it in the trie and then print the word and the frequency from the respective posting list or 0 if the list wasn’t found.</text:span></text:p>
      <text:p text:style-name="P1"/>
      <text:p text:style-name="P2">For tf I just search for the word in the trie and if it is found I look for the respective document in the posting list found and print the results.</text:p>
      <text:p text:style-name="P2"/>
      <text:p text:style-name="P4">-Data Structures</text:p>
      <text:p text:style-name="P5"/>
      <text:p text:style-name="P6"><text:span text:style-name="T9">Trie:</text:span><text:span text:style-name="T3"> Ea</text:span><text:span text:style-name="T6">c</text:span><text:span text:style-name="T3">h trie node is implemented as a couple of pointers. One pointer points to the first child of the respective node while the other points to a next node suggesting the next child of </text:span><text:span text:style-name="T6">its</text:span><text:span text:style-name="T3"> parent node. It also has a char field to keep the character and a pointer to the type of data it is storing. </text:span><text:span text:style-name="T4">The trie has a pointer to a trie node which is the root. All of root’s children are the starting letters of the words inserted.</text:span></text:p>
      <text:p text:style-name="P6"><text:span text:style-name="T3"/></text:p>
      <text:p text:style-name="P6"><text:span text:style-name="T3"/></text:p>
      <text:p text:style-name="P2"><text:span text:style-name="T8">Doc Map</text:span><text:span text:style-name="T2">: </text:span><text:span text:style-name="T4">The doc map is a consisted of 2 arrays. An array of char* that holds all the docs and an array of ints that holds the numbers of words that are in each doc. The arrays have the same size and in the same position of each array is the data for the same doc</text:span></text:p>
      <text:p text:style-name="P2"><text:span text:style-name="T4"/></text:p>
      <text:p text:style-name="P2"><text:span text:style-name="T2"/></text:p>
      <text:p text:style-name="P2"><text:span text:style-name="T8">Posting List</text:span><text:span text:style-name="T2">: </text:span><text:span text:style-name="T4">The posting list consists of an integer that counts in how many docs a word appears and a list of the documents. Th</text:span><text:span text:style-name="T6">e</text:span><text:span text:style-name="T4"> lists consists of a couple of integers. One which is the id of the doc and one which is how many times this word appears in the respective doc. There is a cur filed in the posting list that indicates the current node of the list we are looking. This is used in on order to help us iterate all the nodes of the list.</text:span></text:p>
      <text:p text:style-name="P2"><text:span text:style-name="T2"/></text:p>
      <text:p text:style-name="P2"><text:soft-page-break/><text:span text:style-name="T2"/></text:p>
      <text:p text:style-name="P2"><text:span text:style-name="T2"/></text:p>
      <text:p text:style-name="P3"><text:span text:style-name="T8">Heap</text:span><text:span text:style-name="T2">: </text:span><text:span text:style-name="T5">I have also implemented a max pairing</text:span><text:span text:style-name="T4"> heap. </text:span><text:span text:style-name="T5">The heap is consisted of nodes and each node is consisted of a couple of pointers. One that points to its child and one that points to a next node suggesting that it’s the next child of the parent node, same as the trie. Each node also has a cost field which is the field that is used to sort our elem fields. Some ideas for the heap code where taken from here:</text:span><text:a xlink:type="simple" xlink:href="https://github.com/saadtaame/pairing-heap" text:style-name="Internet_20_link" text:visited-style-name="Visited_20_Internet_20_Link"><text:span text:style-name="T5">https://github.com/saadtaame/pairing-heap</text:span></text:a><text:span text:style-name="T5">.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7:25:46.740151819</meta:creation-date>
    <dc:date>2018-03-17T19:26:23.878726593</dc:date>
    <meta:editing-duration>PT1H28M34S</meta:editing-duration>
    <meta:editing-cycles>4</meta:editing-cycles>
    <meta:generator>LibreOffice/5.1.6.2$Linux_X86_64 LibreOffice_project/10m0$Build-2</meta:generator>
    <meta:document-statistic meta:table-count="0" meta:image-count="0" meta:object-count="0" meta:page-count="2" meta:paragraph-count="13" meta:word-count="717" meta:character-count="3603" meta:non-whitespace-character-count="2897"/>
  </office:meta>
</office:document-meta>
</file>